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04000001040DB439A39D2E5F1B.png" manifest:media-type="image/png"/>
  <manifest:file-entry manifest:full-path="Pictures/1000000100000289000002417812AFFC135D1700.png" manifest:media-type="image/png"/>
  <manifest:file-entry manifest:full-path="Pictures/1000020A00003BA2000035052D1DEE2AA683E3E1.svg" manifest:media-type="image/svg+xml"/>
  <manifest:file-entry manifest:full-path="Pictures/10000001000001F900000241B480148869D5BEBD.png" manifest:media-type="image/png"/>
  <manifest:file-entry manifest:full-path="Pictures/10000001000001F900000241DBB68C76F751F05B.png" manifest:media-type="image/png"/>
  <manifest:file-entry manifest:full-path="Pictures/100002C500002E6800003505C13EBD07A2A5DD66.svg" manifest:media-type="image/svg+xml"/>
  <manifest:file-entry manifest:full-path="Pictures/100000010000008B0000008F31A3462C9B9E7FEF.png" manifest:media-type="image/png"/>
  <manifest:file-entry manifest:full-path="Pictures/100001D600002E6800003505B7FD2F311C74D2C8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ffff" draw:textarea-horizontal-align="center" draw:textarea-vertical-align="middle" loext:glow-radius="0cm" loext:glow-color="#ffffff" loext:glow-transparency="38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="Arrowheads_20_2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draw:fill="none" fo:min-height="0.637cm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0.637cm"/>
      <style:paragraph-properties style:writing-mode="lr-tb"/>
    </style:style>
    <style:style style:name="gr8" style:family="graphic" style:parent-style-name="standard">
      <style:graphic-properties draw:stroke="none" draw:fill="none" fo:min-height="1.3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iragino Sans" style:font-name-asian="Hiragino Sans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Hiragino Sans" style:font-name-asian="Hiragino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7cm" svg:height="3.046cm" svg:x="12.303cm" svg:y="11.606cm">
          <draw:image xlink:href="Pictures/100001D600002E6800003505B7FD2F311C74D2C8.svg" xlink:type="simple" xlink:show="embed" xlink:actuate="onLoad" draw:mime-type="image/svg+xml">
            <text:p/>
          </draw:image>
          <draw:image xlink:href="Pictures/10000001000001F900000241B480148869D5BEBD.png" xlink:type="simple" xlink:show="embed" xlink:actuate="onLoad" draw:mime-type="image/png"/>
        </draw:frame>
        <draw:frame draw:style-name="gr2" draw:text-style-name="P1" draw:layer="layout" svg:width="3.268cm" svg:height="3.362cm" svg:x="12.337cm" svg:y="3.67cm">
          <draw:image xlink:href="Pictures/100000010000008B0000008F31A3462C9B9E7FEF.png" xlink:type="simple" xlink:show="embed" xlink:actuate="onLoad" draw:mime-type="image/png">
            <text:p/>
          </draw:image>
        </draw:frame>
        <draw:frame draw:style-name="gr2" draw:text-style-name="P1" draw:layer="layout" svg:width="2.933cm" svg:height="3.351cm" svg:x="24.177cm" svg:y="11.477cm">
          <draw:image xlink:href="Pictures/100002C500002E6800003505C13EBD07A2A5DD66.svg" xlink:type="simple" xlink:show="embed" xlink:actuate="onLoad" draw:mime-type="image/svg+xml">
            <text:p/>
          </draw:image>
          <draw:image xlink:href="Pictures/10000001000001F900000241DBB68C76F751F05B.png" xlink:type="simple" xlink:show="embed" xlink:actuate="onLoad" draw:mime-type="image/png"/>
        </draw:frame>
        <draw:line draw:style-name="gr3" draw:text-style-name="P2" draw:layer="layout" svg:x1="23.542cm" svg:y1="12.43cm" svg:x2="15.287cm" svg:y2="12.43cm">
          <text:p/>
        </draw:line>
        <draw:line draw:style-name="gr3" draw:text-style-name="P2" draw:layer="layout" svg:x1="15.287cm" svg:y1="13.382cm" svg:x2="23.542cm" svg:y2="13.382cm">
          <text:p/>
        </draw:line>
        <draw:frame draw:style-name="gr4" draw:text-style-name="P3" draw:layer="layout" svg:width="6.344cm" svg:height="0.886cm" svg:x="16.563cm" svg:y="11.477cm">
          <draw:text-box>
            <text:p><text:span text:style-name="T1">①</text:span><text:span text:style-name="T1">課題用データ入手</text:span></text:p>
          </draw:text-box>
        </draw:frame>
        <draw:frame draw:style-name="gr4" draw:text-style-name="P3" draw:layer="layout" svg:width="3.804cm" svg:height="0.886cm" svg:x="16.557cm" svg:y="13.7cm">
          <draw:text-box>
            <text:p><text:span text:style-name="T1">③</text:span><text:span text:style-name="T1">課題提出</text:span></text:p>
          </draw:text-box>
        </draw:frame>
        <draw:line draw:style-name="gr5" draw:text-style-name="P2" draw:layer="layout" svg:x1="13.7cm" svg:y1="11.477cm" svg:x2="13.7cm" svg:y2="7.35cm">
          <text:p/>
        </draw:line>
        <draw:frame draw:style-name="gr6" draw:text-style-name="P4" draw:layer="layout" svg:width="3.804cm" svg:height="0.887cm" svg:x="13.706cm" svg:y="9.255cm">
          <draw:text-box>
            <text:p><text:span text:style-name="T1">②</text:span><text:span text:style-name="T1">課題遂行</text:span></text:p>
          </draw:text-box>
        </draw:frame>
        <draw:line draw:style-name="gr3" draw:text-style-name="P2" draw:layer="layout" svg:x1="8.937cm" svg:y1="9.572cm" svg:x2="13.382cm" svg:y2="9.572cm">
          <text:p/>
        </draw:line>
        <draw:frame draw:style-name="gr2" draw:text-style-name="P1" draw:layer="layout" svg:width="2.54cm" svg:height="2.834cm" svg:x="5.762cm" svg:y="8.326cm">
          <draw:image xlink:href="Pictures/1000020A00003BA2000035052D1DEE2AA683E3E1.svg" xlink:type="simple" xlink:show="embed" xlink:actuate="onLoad" draw:mime-type="image/svg+xml">
            <text:p/>
          </draw:image>
          <draw:image xlink:href="Pictures/1000000100000289000002417812AFFC135D1700.png" xlink:type="simple" xlink:show="embed" xlink:actuate="onLoad" draw:mime-type="image/png"/>
        </draw:frame>
        <draw:frame draw:style-name="gr2" draw:text-style-name="P1" draw:layer="layout" svg:width="1.428cm" svg:height="1.231cm" svg:x="6.339cm" svg:y="8.72cm">
          <draw:image xlink:href="Pictures/1000000100000104000001040DB439A39D2E5F1B.png" xlink:type="simple" xlink:show="embed" xlink:actuate="onLoad" draw:mime-type="image/png">
            <text:p/>
          </draw:image>
        </draw:frame>
        <draw:frame draw:style-name="gr7" draw:text-style-name="P5" draw:layer="layout" svg:width="3.303cm" svg:height="0.887cm" svg:x="24.049cm" svg:y="13.065cm">
          <draw:text-box>
            <text:p text:style-name="P1"><text:span text:style-name="T1">関大</text:span><text:span text:style-name="T1">LMS</text:span></text:p>
          </draw:text-box>
        </draw:frame>
        <draw:frame draw:style-name="gr8" draw:text-style-name="P2" draw:layer="layout" svg:width="5.709cm" svg:height="1.588cm" svg:x="4.492cm" svg:y="6.715cm">
          <draw:text-box>
            <text:p text:style-name="P1"><text:span text:style-name="T1">サポートページ</text:span></text:p>
            <text:p text:style-name="P1"><text:span text:style-name="T1">＆『私たちの</text:span><text:span text:style-name="T1">R</text:span><text:span text:style-name="T1">』</text:span></text:p>
          </draw:text-box>
        </draw:frame>
        <draw:frame draw:style-name="gr6" draw:text-style-name="P4" draw:layer="layout" svg:width="3.804cm" svg:height="0.887cm" svg:x="9.896cm" svg:y="8.62cm">
          <draw:text-box>
            <text:p><text:span text:style-name="T1">参考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4:23:41.930073860</meta:creation-date>
    <dc:date>2024-06-03T15:56:11.445210030</dc:date>
    <meta:editing-duration>PT11S</meta:editing-duration>
    <meta:editing-cycles>1</meta:editing-cycles>
    <meta:document-statistic meta:object-count="15"/>
    <meta:generator>LibreOffice/7.5.4.2$MacOSX_X86_64 LibreOffice_project/36ccfdc35048b057fd9854c757a8b67ec53977b6</meta:generator>
  </office:meta>
</office:document-meta>
</file>